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officeooo:paragraph-rsid="00128350"/>
    </style:style>
    <style:style style:name="P2" style:family="paragraph" style:parent-style-name="Heading_20_2">
      <style:text-properties officeooo:paragraph-rsid="0013b8dc"/>
    </style:style>
    <style:style style:name="P3" style:family="paragraph" style:parent-style-name="Heading_20_2">
      <style:text-properties officeooo:paragraph-rsid="0015b537"/>
    </style:style>
    <style:style style:name="P4" style:family="paragraph" style:parent-style-name="Text_20_body">
      <style:text-properties officeooo:paragraph-rsid="00128350"/>
    </style:style>
    <style:style style:name="P5" style:family="paragraph" style:parent-style-name="Text_20_body">
      <style:text-properties fo:color="#808080" fo:font-size="13pt" fo:font-style="italic" officeooo:paragraph-rsid="00128350" style:font-size-asian="13pt" style:font-style-asian="italic" style:font-size-complex="13pt" style:font-style-complex="italic"/>
    </style:style>
    <style:style style:name="P6" style:family="paragraph" style:parent-style-name="Text_20_body" style:list-style-name="L1">
      <style:text-properties officeooo:paragraph-rsid="00128350"/>
    </style:style>
    <style:style style:name="P7" style:family="paragraph" style:parent-style-name="Text_20_body" style:list-style-name="L1">
      <style:text-properties officeooo:paragraph-rsid="0013b8dc"/>
    </style:style>
    <style:style style:name="P8" style:family="paragraph" style:parent-style-name="Text_20_body" style:list-style-name="L1">
      <style:text-properties fo:font-weight="bold" officeooo:paragraph-rsid="0013b8dc" style:font-weight-asian="bold" style:font-weight-complex="bold"/>
    </style:style>
    <style:style style:name="P9" style:family="paragraph" style:parent-style-name="Text_20_body">
      <style:text-properties officeooo:paragraph-rsid="0013b8dc"/>
    </style:style>
    <style:style style:name="P10" style:family="paragraph" style:parent-style-name="Text_20_body">
      <style:text-properties fo:font-weight="normal" officeooo:paragraph-rsid="0013b8dc" style:font-weight-asian="normal" style:font-weight-complex="normal"/>
    </style:style>
    <style:style style:name="P11" style:family="paragraph" style:parent-style-name="Text_20_body" style:list-style-name="L2">
      <style:text-properties officeooo:paragraph-rsid="0013b8dc"/>
    </style:style>
    <style:style style:name="P12" style:family="paragraph" style:parent-style-name="Text_20_body">
      <style:text-properties officeooo:paragraph-rsid="00141e34"/>
    </style:style>
    <style:style style:name="P13" style:family="paragraph" style:parent-style-name="Text_20_body" style:list-style-name="L3">
      <style:text-properties officeooo:paragraph-rsid="00141e34"/>
    </style:style>
    <style:style style:name="P14" style:family="paragraph" style:parent-style-name="Text_20_body" style:list-style-name="L3">
      <style:text-properties officeooo:paragraph-rsid="0015b537"/>
    </style:style>
    <style:style style:name="P15" style:family="paragraph" style:parent-style-name="Text_20_body" style:list-style-name="L5">
      <style:text-properties officeooo:paragraph-rsid="0015b537"/>
    </style:style>
    <style:style style:name="P16" style:family="paragraph" style:parent-style-name="Header">
      <style:text-properties fo:font-size="10pt" fo:font-style="italic" officeooo:paragraph-rsid="00128350" style:font-size-asian="10pt" style:font-style-asian="italic" style:font-size-complex="10pt" style:font-style-complex="italic"/>
    </style:style>
    <style:style style:name="P17" style:family="paragraph" style:parent-style-name="Heading_20_1">
      <style:text-properties officeooo:paragraph-rsid="00128350"/>
    </style:style>
    <style:style style:name="P18" style:family="paragraph" style:parent-style-name="Heading_20_3">
      <style:text-properties officeooo:paragraph-rsid="0013b8dc"/>
    </style:style>
    <style:style style:name="P19" style:family="paragraph" style:parent-style-name="Heading_20_3">
      <style:text-properties fo:font-weight="bold" officeooo:paragraph-rsid="0013b8dc" style:font-weight-asian="bold" style:font-weight-complex="bold"/>
    </style:style>
    <style:style style:name="T1" style:family="text">
      <style:text-properties officeooo:rsid="00128350"/>
    </style:style>
    <style:style style:name="T2" style:family="text">
      <style:text-properties style:text-position="0% 100%" fo:font-weight="bold" officeooo:rsid="00128350" style:font-weight-asian="bold" style:font-weight-complex="bold"/>
    </style:style>
    <style:style style:name="T3" style:family="text">
      <style:text-properties style:text-position="0% 100%" fo:font-weight="bold" officeooo:rsid="0013b8dc" style:font-weight-asian="bold" style:font-weight-complex="bold"/>
    </style:style>
    <style:style style:name="T4" style:family="text">
      <style:text-properties style:text-position="0% 100%" fo:font-weight="bold" officeooo:rsid="00141e34" style:font-weight-asian="bold" style:font-weight-complex="bold"/>
    </style:style>
    <style:style style:name="T5" style:family="text">
      <style:text-properties style:text-position="0% 100%" fo:font-weight="bold" officeooo:rsid="0015b537" style:font-weight-asian="bold" style:font-weight-complex="bold"/>
    </style:style>
    <style:style style:name="T6" style:family="text">
      <style:text-properties style:text-position="0% 100%" fo:font-weight="normal" officeooo:rsid="00128350" style:font-weight-asian="normal" style:font-weight-complex="normal"/>
    </style:style>
    <style:style style:name="T7" style:family="text">
      <style:text-properties style:text-position="0% 100%" fo:font-weight="normal" officeooo:rsid="0013b8dc" style:font-weight-asian="normal" style:font-weight-complex="normal"/>
    </style:style>
    <style:style style:name="T8" style:family="text">
      <style:text-properties style:text-position="0% 100%" officeooo:rsid="0013b8dc"/>
    </style:style>
    <style:style style:name="T9" style:family="text">
      <style:text-properties style:text-position="0% 100%" officeooo:rsid="00141e34"/>
    </style:style>
    <style:style style:name="T10" style:family="text">
      <style:text-properties style:text-position="0% 100%" officeooo:rsid="0015b537"/>
    </style:style>
    <style:style style:name="T11" style:family="text">
      <style:text-properties fo:font-weight="bold" officeooo:rsid="00128350" style:font-weight-asian="bold" style:font-weight-complex="bold"/>
    </style:style>
    <style:style style:name="T12" style:family="text">
      <style:text-properties fo:font-weight="bold" officeooo:rsid="0015b537" style:font-weight-asian="bold" style:font-weight-complex="bold"/>
    </style:style>
    <style:style style:name="T13" style:family="text">
      <style:text-properties officeooo:rsid="0015b5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1">Revisión del 1º Examén</text:span></text:h>
      <text:p text:style-name="P5"><text:span text:style-name="T1">Sistemas Web</text:span></text:p>
      <text:h text:style-name="P1" text:outline-level="2"><text:span text:style-name="T1">Introducción</text:span></text:h>
      <text:p text:style-name="P4"><text:span text:style-name="T1">Para este ejercicio se va a implementar un pequeño sistema web para poder realizar</text:span><text:span text:style-name="T11"> tests </text:span><text:span text:style-name="T12">online</text:span><text:span text:style-name="T1">, es decir, una pequeña plataforma de e-learning. El usuario podrá realizar tests, repetirlos y ver una pequeña estadística de sus intentos, por lo que será necesario guardar en una sesión dichos datos. Además el usuario podrá validar el examen para comprobar las preguntas que ha contestado correctamente y viceversa.</text:span></text:p>
      <text:h text:style-name="P1" text:outline-level="2"><text:span text:style-name="T1">Lógica de Negocio</text:span></text:h>
      <text:p text:style-name="P4"><text:span text:style-name="T1">Para implementar la lógica de negocio correspondiente se han implementado hasta 4 cuatro clases Java:</text:span></text:p>
      <text:list xml:id="list2144983049130167454" text:style-name="L1">
        <text:list-item>
          <text:p text:style-name="P6"><text:span text:style-name="T2">Quiz: </text:span><text:span text:style-name="T6">Representa el contenedor de preguntas, es decir el test. Para su implementación se ha decidido usar un </text:span><text:span text:style-name="T2">HashMap&lt;Integer, Question&gt;</text:span><text:span text:style-name="T6"> </text:span><text:span text:style-name="T7">ya que de este modo es más fácil encontrar las preguntas por su id.</text:span></text:p>
        </text:list-item>
        <text:list-item>
          <text:p text:style-name="P7"><text:span text:style-name="T3">Question:</text:span><text:span text:style-name="T7"> Representa una pregunta, es a su vez un contenedor de respuestas.</text:span></text:p>
        </text:list-item>
        <text:list-item>
          <text:p text:style-name="P8"><text:span text:style-name="T8">Answer: </text:span><text:span text:style-name="T7">Representa una respuesta.</text:span></text:p>
        </text:list-item>
      </text:list>
      <text:h text:style-name="P19" text:outline-level="3"><text:span text:style-name="T8">Lectura del Test desde fichero</text:span></text:h>
      <text:p text:style-name="P10"><text:span text:style-name="T8">Para la lectura del test desde fichero se ha usado una clase llamada </text:span><text:span text:style-name="T3">QuizLoader</text:span><text:span text:style-name="T8"> con un sólo método (</text:span><text:span text:style-name="T3">loadQuiz</text:span><text:span text:style-name="T8">) estático que recibe como parámetro la ruta donde está dicho archivo. El método devuelve a su vez un objeto tipo Quiz.</text:span></text:p>
      <text:h text:style-name="P18" text:outline-level="3"><text:span text:style-name="T8">Clases de Sesión</text:span></text:h>
      <text:p text:style-name="P9"><text:span text:style-name="T8">Se han implementado dos clases que permiten guardar los datos de sesión de usuario:</text:span></text:p>
      <text:list xml:id="list4732044007634947616" text:style-name="L2">
        <text:list-item>
          <text:p text:style-name="P11"><text:span text:style-name="T3">UserAnswer:</text:span><text:span text:style-name="T8"> Resultado de los datos que se producen cuando un usuario realiza un test.</text:span></text:p>
        </text:list-item>
        <text:list-item>
          <text:p text:style-name="P11"><text:span text:style-name="T3">UserResult:</text:span><text:span text:style-name="T8"> Colección de respuestas del usuario.</text:span></text:p>
        </text:list-item>
      </text:list>
      <text:h text:style-name="P2" text:outline-level="2"><text:span text:style-name="T8">Flujo de la aplicación</text:span></text:h>
      <text:p text:style-name="P12"><text:span text:style-name="T9">El flujo de la aplicación es el siguiente:</text:span></text:p>
      <text:list xml:id="list74797105147608819" text:style-name="L3">
        <text:list-item>
          <text:p text:style-name="P13"><text:span text:style-name="T9">El cliente se conecta a la aplicación la cual le presenta un </text:span><text:span text:style-name="T4">index</text:span><text:span text:style-name="T9"> con un enlaze para comenzar a realizar el test.</text:span></text:p>
        </text:list-item>
        <text:list-item>
          <text:p text:style-name="P13"><text:span text:style-name="T9">La apliación presenta al usuario el test, el usuario puede hacer un </text:span><text:span text:style-name="T4">submit o ver sus intentos</text:span><text:span text:style-name="T9">.</text:span></text:p>
        </text:list-item>
        <text:list-item>
          <text:p text:style-name="P13"><text:span text:style-name="T9">Una vez que el usuario a terminado el test, el servidor recibe los datos por </text:span><text:span text:style-name="T4">POST</text:span><text:span text:style-name="T9"> y se encarga de </text:span><text:span text:style-name="T4">validar las respuestas</text:span><text:span text:style-name="T9">, seteando una </text:span><text:span text:style-name="T4">cookie</text:span><text:span text:style-name="T9"> al navegador con las respuestas seleccionadas por el usuario. El servidor </text:span><text:span text:style-name="T4">redirige a </text:span><text:span text:style-name="T5">la página del test </text:span><text:span text:style-name="T10">la cual detecta la cookie y pinta las preguntas correctas de color verde, y las incorrectas de rojo. Además da la posibilidad de repetir el test.</text:span></text:p>
        </text:list-item>
        <text:list-item>
          <text:p text:style-name="P14"><text:soft-page-break/><text:span text:style-name="T10">Si el usuario escoge repetir el test se redirige a un servlet que </text:span><text:span text:style-name="T5">borra la cookie</text:span><text:span text:style-name="T10"> de preguntas y vuelve a redirigir al test el cual se pinta normalmente.</text:span></text:p>
        </text:list-item>
        <text:list-item>
          <text:p text:style-name="P14"><text:span text:style-name="T10">Por último si en cualquier momento el usuario hace click en ver intentos, se mostrará en una página html los datos que hay en sesión acerca de los </text:span><text:span text:style-name="T5">intentos del usuario</text:span><text:span text:style-name="T10">.</text:span></text:p>
        </text:list-item>
      </text:list>
      <text:h text:style-name="P3" text:outline-level="2"><text:span text:style-name="T10">Consideraciones</text:span></text:h>
      <text:list xml:id="list1893049569575141383" text:style-name="L5">
        <text:list-item>
          <text:p text:style-name="P15"><text:span text:style-name="T10">Se ha utilizado el objeto nativo de sesión </text:span><text:span text:style-name="T5">HTTPSession</text:span><text:span text:style-name="T10"> de Java para guardar la sesión del usuario mediante el objeto UserResult, de este modo, cuando el usuario pregunta por sus intentos, el servidor contesta mediante el servlet de intentos el cual devuelve un html con sus intentos ordenados por fecha.</text:span></text:p>
        </text:list-item>
        <text:list-item>
          <text:p text:style-name="P15"><text:span text:style-name="T10">Se ha implementado una pequeña l</text:span><text:span text:style-name="T5">ibrería de plantillas</text:span><text:span text:style-name="T10"> en la clase </text:span><text:span text:style-name="T5">TemplateLoader</text:span><text:span text:style-name="T10">, para no tener que introducir todo el código html en Strings dentro de las clases Java. De esta manera, cada vez que un usuario solicita realizar el test se cargan dichas plantillas y</text:span><text:span text:style-name="T5"> se reemplazan los valores</text:span><text:span text:style-name="T10"> por los correspondientes para el usuario y el test escogido, que en este caso es único.</text:span></text:p>
        </text:list-item>
        <text:list-item>
          <text:p text:style-name="P15"><text:span text:style-name="T10">Se ha utilizado una </text:span><text:span text:style-name="T5">Cookie (correct-questions)</text:span><text:span text:style-name="T10"> para guardar en el navegador las respuestas del usuario que deben ser corregidas. Así pues, cuando el servlet “view-quiz” recibe una solicitud, primero </text:span><text:span text:style-name="T5">pregunta si existe esa Cookie</text:span><text:span text:style-name="T10"> y muestra la correción del test de acuerdo a dichos datos o un nuevo test. De esta forma </text:span><text:span text:style-name="T5">nos ahorramos el tener que duplicar código</text:span><text:span text:style-name="T10"> o repetir el servlet cuando corregimos el t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000" style:font-name="Liberation Serif1" fo:font-size="13pt"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color="#808080" fo:font-size="14pt" fo:font-style="italic" style:font-size-asian="14pt" style:font-style-asian="italic" style:font-weight-asian="normal"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128350" style:font-size-asian="10pt" style:font-style-asian="italic" style:font-size-complex="10pt" style:font-style-complex="italic"/>
    </style:style>
    <style:style style:name="MT1" style:family="text">
      <style:text-properties officeooo:rsid="0012835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Jorge Madrid Portillo<text:tab/><text:tab/>CEURA 201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14:23:47</meta:creation-date>
    <dc:date>2013-10-30T15:24:07</dc:date>
    <meta:editing-duration>PT12M19S</meta:editing-duration>
    <meta:editing-cycles>16</meta:editing-cycles>
    <meta:generator>LibreOffice/4.0.2.2$Linux_X86_64 LibreOffice_project/400m0$Build-2</meta:generator>
    <meta:document-statistic meta:table-count="0" meta:image-count="0" meta:object-count="0" meta:page-count="2" meta:paragraph-count="27" meta:word-count="603" meta:character-count="3516" meta:non-whitespace-character-count="2952"/>
  </office:meta>
</office:document-meta>
</file>